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/></text:p>
      <text:p text:style-name="Standard"><text:span text:style-name="T5">File Management and Access</text:span></text:p>
      <text:p text:style-name="P2"/>
      <text:p text:style-name="P2">1. <text:span text:style-name="T1">FireFox</text:span>:</text:p>
      <text:p text:style-name="P2"><text:tab/><text:tab/>Web Address:<text:tab/><text:tab/><text:a xlink:type="simple" xlink:href="http://www.mozilla.org/en-US/firefox/fx/"><text:span text:style-name="T2">http://www.mozilla.org/en-US/firefox/fx/</text:span></text:a></text:p>
      <text:p text:style-name="P2"><text:tab/><text:tab/></text:p>
      <text:p text:style-name="P2"><text:tab/><text:tab/>Features:<text:tab/><text:tab/>.</text:p>
      <text:p text:style-name="P2"/>
      <text:p text:style-name="P2"><text:tab/><text:tab/>Data Managed:<text:tab/>.</text:p>
      <text:p text:style-name="P2"/>
      <text:p text:style-name="P2">2.<text:span text:style-name="T1"> Thunderbird:</text:span></text:p>
      <text:p text:style-name="P2"><text:span text:style-name="T1"><text:tab/><text:tab/></text:span>Web Address:<text:tab/><text:tab/><text:a xlink:type="simple" xlink:href="https://www.mozilla.org/en-US/thunderbird/"><text:span text:style-name="T2">https://www.mozilla.org/en-US/thunderbird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2"><text:span text:style-name="T3">3. </text:span><text:span text:style-name="T4">FileZilla:</text:span></text:p>
      <text:p text:style-name="P2"><text:span text:style-name="T1"><text:tab/><text:tab/></text:span>Web Address:<text:tab/><text:tab/><text:a xlink:type="simple" xlink:href="http://filezilla-project.org/"><text:span text:style-name="T2">http://filezilla-project.org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1"><text:span text:style-name="T3">Content Management Systems</text:span></text:p>
      <text:p text:style-name="P2"><text:span text:style-name="T3"/></text:p>
      <text:p text:style-name="P2"><text:span text:style-name="T3">4.</text:span><text:span text:style-name="T4"> Drupal:</text:span></text:p>
      <text:p text:style-name="P2"><text:span text:style-name="T1"><text:tab/><text:tab/></text:span>Web Address:<text:tab/><text:tab/><text:a xlink:type="simple" xlink:href="http://drupal.org/start"><text:span text:style-name="T2">http://drupal.org/start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2"><text:span text:style-name="T3">5. </text:span><text:span text:style-name="T4">MyBB:</text:span></text:p>
      <text:p text:style-name="P2"><text:span text:style-name="T1"><text:tab/><text:tab/></text:span>Web Address:<text:tab/><text:tab/><text:a xlink:type="simple" xlink:href="http://www.mybb.com/"><text:span text:style-name="T2">http://www.mybb.com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1"><text:span text:style-name="T3">Content Modification Systems</text:span></text:p>
      <text:p text:style-name="P1"><text:span text:style-name="T3"/></text:p>
      <text:p text:style-name="P2"><text:span text:style-name="T3">6.</text:span><text:span text:style-name="T4"> Notepad++:</text:span></text:p>
      <text:p text:style-name="P2"><text:span text:style-name="T1"><text:tab/><text:tab/></text:span>Web Address:<text:tab/><text:tab/><text:a xlink:type="simple" xlink:href="http://notepad-plus-plus.org/"><text:span text:style-name="T2">http://notepad-plus-plus.org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2"><text:span text:style-name="T3">7. </text:span><text:span text:style-name="T4">7-zip:</text:span></text:p>
      <text:p text:style-name="P2"><text:span text:style-name="T1"><text:tab/><text:tab/></text:span>Web Address:<text:tab/><text:tab/><text:a xlink:type="simple" xlink:href="http://www.7-zip.org/"><text:span text:style-name="T2">http://www.7-zip.org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1"><text:span text:style-name="T3">Image Management</text:span></text:p>
      <text:p text:style-name="P1"><text:span text:style-name="T3"/></text:p>
      <text:p text:style-name="P2"><text:span text:style-name="T3">8.</text:span><text:span text:style-name="T4"> Gallery CMS:</text:span></text:p>
      <text:p text:style-name="P2"><text:span text:style-name="T1"><text:tab/><text:tab/></text:span>Web Address:<text:tab/><text:tab/><text:a xlink:type="simple" xlink:href="http://www.gallerycms.com/"><text:span text:style-name="T2">http://www.gallerycms.com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1"><text:span text:style-name="T3">Image Manipulation</text:span></text:p>
      <text:p text:style-name="P2"><text:span text:style-name="T3"/></text:p>
      <text:p text:style-name="P2"><text:span text:style-name="T3">9. </text:span><text:span text:style-name="T4">G</text:span><text:span text:style-name="T6">NU</text:span><text:span text:style-name="T4"> </text:span><text:span text:style-name="T7">I</text:span><text:span text:style-name="T6">mage </text:span><text:span text:style-name="T7">M</text:span><text:span text:style-name="T6">anipulation </text:span><text:span text:style-name="T7">P</text:span><text:span text:style-name="T6">rogram</text:span><text:span text:style-name="T4">:</text:span></text:p>
      <text:p text:style-name="P2"><text:span text:style-name="T1"><text:tab/><text:tab/></text:span>Web Address:<text:tab/><text:tab/><text:a xlink:type="simple" xlink:href="http://www.gimp.org/"><text:span text:style-name="T2">http://www.gimp.org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3">Audio Manipulation</text:p>
      <text:p text:style-name="P2"><text:span text:style-name="T3"/></text:p>
      <text:p text:style-name="P2"><text:span text:style-name="T3">10. </text:span><text:span text:style-name="T4">Audacity:</text:span></text:p>
      <text:p text:style-name="P2"><text:span text:style-name="T1"><text:tab/><text:tab/></text:span>Web Address:<text:tab/><text:tab/><text:a xlink:type="simple" xlink:href="http://audacity.sourceforge.net/"><text:span text:style-name="T2">http://audacity.sourceforge.net/</text:span></text:a></text:p>
      <text:p text:style-name="P2"><text:soft-page-break/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1"><text:span text:style-name="T3">Video Manipulation</text:span></text:p>
      <text:p text:style-name="P1"><text:span text:style-name="T3"/></text:p>
      <text:p text:style-name="P2"><text:span text:style-name="T3">11.</text:span><text:span text:style-name="T4"> OpenShot:</text:span></text:p>
      <text:p text:style-name="P2"><text:span text:style-name="T1"><text:tab/><text:tab/></text:span>Web Address:<text:tab/><text:tab/><text:a xlink:type="simple" xlink:href="http://www.openshot.org/"><text:span text:style-name="T2">http://www.openshot.org/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  <text:p text:style-name="P2"><text:span text:style-name="T3"/></text:p>
      <text:p text:style-name="P2"><text:span text:style-name="T3"/></text:p>
      <text:p text:style-name="P1"><text:span text:style-name="T3">Operating Systems (Environment)</text:span></text:p>
      <text:p text:style-name="P2"><text:span text:style-name="T3"/></text:p>
      <text:p text:style-name="P2"><text:span text:style-name="T3">12.</text:span><text:span text:style-name="T4"> Ubuntu:</text:span></text:p>
      <text:p text:style-name="P2"><text:span text:style-name="T1"><text:tab/><text:tab/></text:span>Web Address:<text:tab/><text:tab/><text:a xlink:type="simple" xlink:href="http://www.ubuntu.com/download"><text:span text:style-name="T2">http://www.ubuntu.com/download</text:span></text:a></text:p>
      <text:p text:style-name="P2"><text:span text:style-name="T2"/></text:p>
      <text:p text:style-name="P2"><text:span text:style-name="T2"><text:tab/><text:tab/></text:span><text:span text:style-name="T3">Features:<text:tab/><text:tab/>.</text:span></text:p>
      <text:p text:style-name="P2"><text:span text:style-name="T3"/></text:p>
      <text:p text:style-name="P2"><text:span text:style-name="T3"><text:tab/><text:tab/>Data Managed:<text:tab/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CMPSC380<text:tab/>Lab 1<text:tab/>Question 3</text:p>
      </style:header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1-17T15:15:54</meta:creation-date>
    <dc:date>2013-01-17T16:10:57</dc:date>
    <dc:creator>Braden Licastro</dc:creator>
    <meta:editing-duration>PT39M53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3" meta:paragraph-count="59" meta:word-count="154" meta:character-count="1284" meta:non-whitespace-character-count="1090"/>
  </office:meta>
</office:document-meta>
</file>